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600000087BD8F109DC6CA7004.png" manifest:media-type="image/png"/>
  <manifest:file-entry manifest:full-path="Pictures/10000201000000E1000000E1B7A982BBDA6D44EC.png" manifest:media-type="image/png"/>
  <manifest:file-entry manifest:full-path="Pictures/10000201000000E1000000E1943802BD0C59CF0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738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267cm" svg:height="6.985cm" svg:x="2.524cm" svg:y="11.541cm">
          <draw:image xlink:href="Pictures/10000201000000E1000000E1943802BD0C59CF04.png" xlink:type="simple" xlink:show="embed" xlink:actuate="onLoad" loext:mime-type="image/png">
            <text:p/>
          </draw:image>
        </draw:frame>
        <draw:frame draw:style-name="gr2" draw:text-style-name="P1" draw:layer="layout" svg:width="6.279cm" svg:height="6.279cm" draw:transform="rotate (-3.13321507318022) translate (14.57cm 13.121cm)">
          <draw:image xlink:href="Pictures/10000201000000E1000000E1B7A982BBDA6D44EC.png" xlink:type="simple" xlink:show="embed" xlink:actuate="onLoad" loext:mime-type="image/png">
            <text:p/>
          </draw:image>
        </draw:frame>
        <draw:frame draw:style-name="gr2" draw:text-style-name="P1" draw:layer="layout" svg:width="10.438cm" svg:height="3.767cm" svg:x="6.207cm" svg:y="4.937cm">
          <draw:image xlink:href="Pictures/100002010000017600000087BD8F109DC6CA7004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0:09:06.605133676</meta:creation-date>
    <dc:date>2021-09-20T10:18:19.607743650</dc:date>
    <meta:editing-duration>PT9M13S</meta:editing-duration>
    <meta:editing-cycles>1</meta:editing-cycles>
    <meta:generator>LibreOffice/6.4.7.2$Linux_X86_64 LibreOffice_project/40$Build-2</meta:generator>
    <meta:document-statistic meta:object-count="3"/>
  </office:meta>
</office:document-meta>
</file>